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0.106cm"/>
    </style:style>
    <style:style style:name="co7" style:family="table-column">
      <style:table-column-properties fo:break-before="auto" style:column-width="0.79cm"/>
    </style:style>
    <style:style style:name="co8" style:family="table-column">
      <style:table-column-properties fo:break-before="auto" style:column-width="0.945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1.208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11.99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ffcc00"/>
    </style:style>
    <style:style style:name="ce20" style:family="table-cell" style:parent-style-name="Default">
      <style:table-cell-properties fo:background-color="#ffcc99" fo:border="0.06pt solid #000000" fo:padding="0.06cm"/>
    </style:style>
    <style:style style:name="ce21" style:family="table-cell" style:parent-style-name="Default">
      <style:table-cell-properties fo:background-color="#cc99ff" fo:border="0.06pt solid #000000" fo:padding="0.06cm"/>
    </style:style>
    <style:style style:name="ce22" style:family="table-cell" style:parent-style-name="Default">
      <style:table-cell-properties fo:background-color="#ccffff" fo:border="0.06pt solid #000000" fo:padding="0.06cm" style:vertical-align="top"/>
    </style:style>
    <style:style style:name="ce23" style:family="table-cell" style:parent-style-name="Default">
      <style:table-cell-properties fo:background-color="#ff99cc" fo:border="0.06pt solid #000000" fo:padding="0.06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padding="0.06cm"/>
    </style:style>
    <style:style style:name="ce27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29" style:family="table-cell" style:parent-style-name="Default">
      <style:text-properties fo:color="#99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000000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padding="0.06cm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8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05pt dashed #000000"/>
      <style:paragraph-properties fo:text-align="center" fo:margin-left="0cm"/>
    </style:style>
    <style:style style:name="ce70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 fo:padding="0.06cm"/>
      <style:paragraph-properties fo:text-align="start" fo:margin-left="0cm"/>
    </style:style>
    <style:style style:name="ce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83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52" style:family="table-cell" style:parent-style-name="Default"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99pt dashed #000000" fo:border-left="none" fo:border-right="none" fo:border-top="none"/>
    </style:style>
    <style:style style:name="ce87" style:family="table-cell" style:parent-style-name="Default">
      <style:table-cell-properties fo:border-bottom="none" fo:border-left="none" fo:border-right="none" fo:border-top="0.99pt dashed #000000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="0.06pt solid #000000" fo:padding="0.06cm"/>
    </style:style>
    <style:style style:name="ce56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0000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/>
          <table:table-cell table:style-name="ce18" office:value-type="string" calcext:value-type="string">
            <text:p>Hexbot CPU Pin Requirements</text:p>
          </table:table-cell>
          <table:table-cell table:number-columns-repeated="5"/>
          <table:table-cell table:style-name="ce38"/>
          <table:table-cell table:style-name="ce58" office:value-type="string" calcext:value-type="string" table:number-columns-spanned="6" table:number-rows-spanned="1">
            <text:p>----- PIN ATTRIBUTES -----</text:p>
          </table:table-cell>
          <table:covered-table-cell table:style-name="ce64"/>
          <table:covered-table-cell table:number-columns-repeated="3"/>
          <table:covered-table-cell table:style-name="ce64"/>
          <table:table-cell office:value-type="string" calcext:value-type="string">
            <text:p>  <text:span text:style-name="T3">Adafruit reference for physical pins: https://learn.adafruit.com/assets/111179</text:span></text:p>
          </table:table-cell>
        </table:table-row>
        <table:table-row table:style-name="ro1">
          <table:table-cell table:number-columns-repeated="7"/>
          <table:table-cell table:style-name="ce38"/>
          <table:table-cell table:style-name="ce59"/>
          <table:table-cell table:style-name="ce65" office:value-type="string" calcext:value-type="string">
            <text:p>Phys</text:p>
          </table:table-cell>
          <table:table-cell table:style-name="ce59" office:value-type="string" calcext:value-type="string">
            <text:p>GPIO</text:p>
          </table:table-cell>
          <table:table-cell table:style-name="ce59" office:value-type="string" calcext:value-type="string">
            <text:p>Board</text:p>
          </table:table-cell>
          <table:table-cell table:style-name="ce59" office:value-type="string" calcext:value-type="string">
            <text:p>ADC</text:p>
          </table:table-cell>
          <table:table-cell table:style-name="ce65" office:value-type="string" calcext:value-type="string">
            <text:p>After</text:p>
          </table:table-cell>
          <table:table-cell table:style-name="ce52" office:value-type="string" calcext:value-type="string">
            <text:p><text:s text:c="2"/>Espressif GPIO: section 4.10, esp32_technical_reference_manual_en.pdf</text:p>
          </table:table-cell>
        </table:table-row>
        <table:table-row table:style-name="ro1">
          <table:table-cell/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Pins neede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ir</text:p>
          </table:table-cell>
          <table:table-cell table:style-name="ce16" office:value-type="string" calcext:value-type="string">
            <text:p>Phy</text:p>
          </table:table-cell>
          <table:table-cell table:style-name="ce16" office:value-type="string" calcext:value-type="string">
            <text:p>GPIO</text:p>
          </table:table-cell>
          <table:table-cell table:style-name="ce38"/>
          <table:table-cell table:style-name="ce60" office:value-type="string" calcext:value-type="string">
            <text:p>Used</text:p>
          </table:table-cell>
          <table:table-cell table:style-name="ce66" office:value-type="string" calcext:value-type="string">
            <text:p>-ical</text:p>
          </table:table-cell>
          <table:table-cell table:style-name="ce66"/>
          <table:table-cell table:style-name="ce66" office:value-type="string" calcext:value-type="string">
            <text:p>Label</text:p>
          </table:table-cell>
          <table:table-cell table:style-name="ce66" office:value-type="string" calcext:value-type="string">
            <text:p>#</text:p>
          </table:table-cell>
          <table:table-cell table:style-name="ce78" office:value-type="string" calcext:value-type="string">
            <text:p>Reset</text:p>
          </table:table-cell>
          <table:table-cell office:value-type="string" calcext:value-type="string">
            <text:p><text:s text:c="2"/>Espressif GPIO, Section A.4, esp32_datasheet_en.pdf, and notes on table</text:p>
          </table:table-cell>
        </table:table-row>
        <table:table-row table:style-name="ro1">
          <table:table-cell table:number-columns-repeated="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table:number-columns-repeated="2"/>
          <table:table-cell office:value-type="string" calcext:value-type="string">
            <text:p>// Physical pin 1 is labeled RST button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20V Battery monitor</text:p>
          </table:table-cell>
          <table:table-cell office:value-type="string" calcext:value-type="string">
            <text:p>Enable the power monitoring circu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8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V</text:p>
          </table:table-cell>
          <table:table-cell table:number-columns-repeated="2"/>
          <table:table-cell office:value-type="string" calcext:value-type="string">
            <text:p>// Physical pin 2 is labeled 3V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office:value-type="string" calcext:value-type="string">
            <text:p>sense the 20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38"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// Physical pin 3 is labeled NC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5 Volt Power</text:p>
          </table:table-cell>
          <table:table-cell office:value-type="string" calcext:value-type="string">
            <text:p>Right side: enable 5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8"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// Physical pin 4 is labeled GND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Righ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A0</text:p>
          </table:table-cell>
          <table:table-cell table:style-name="ce48" office:value-type="string" calcext:value-type="string">
            <text:p>2/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5_LBL_A0 = 26; // Physical pin 5. Input and output.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office:value-type="string" calcext:value-type="string">
            <text:p>Left side: enable 5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A1</text:p>
          </table:table-cell>
          <table:table-cell table:style-name="ce48" office:value-type="string" calcext:value-type="string">
            <text:p>2/1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6_LBL_A1 = 25; // Physical pin 6. Input and output.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Lef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34" calcext:value-type="float">
            <text:p>34</text:p>
          </table:table-cell>
          <table:table-cell table:style-name="ce43" office:value-type="string" calcext:value-type="string">
            <text:p>A2</text:p>
          </table:table-cell>
          <table:table-cell table:style-name="ce49" office:value-type="string" calcext:value-type="string">
            <text:p>1/2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const int8_t PIN_7_LBL_A2 = 34; // Physical pin 7. Input only.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office:value-type="string" calcext:value-type="string">
            <text:p>Common: enable 5v Voltage sens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39" calcext:value-type="float">
            <text:p>39</text:p>
          </table:table-cell>
          <table:table-cell table:style-name="ce43" office:value-type="string" calcext:value-type="string">
            <text:p>A3</text:p>
          </table:table-cell>
          <table:table-cell table:style-name="ce49" office:value-type="string" calcext:value-type="string">
            <text:p>1/3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const int8_t PIN_8_LBL_A3 = 39; // Physical pin 8. Input only.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Common: </text:span>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36" calcext:value-type="float">
            <text:p>36</text:p>
          </table:table-cell>
          <table:table-cell table:style-name="ce43" office:value-type="string" calcext:value-type="string">
            <text:p>A4</text:p>
          </table:table-cell>
          <table:table-cell table:style-name="ce49" office:value-type="string" calcext:value-type="string">
            <text:p>1/4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const int8_t PIN_9_LBL_A4 = 36; // Physical pin 9. Input only.</text:p>
          </table:table-cell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3.3 V power</text:p>
          </table:table-cell>
          <table:table-cell office:value-type="string" calcext:value-type="string">
            <text:p>Right side: enable 3.3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A5</text:p>
          </table:table-cell>
          <table:table-cell table:style-name="ce48" office:value-type="string" calcext:value-type="string">
            <text:p>2/5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const int8_t PIN_10_LBL_A5 = 4; // Physical pin 10. Input and output.</text:p>
          </table:table-cell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Righ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SCK</text:p>
          </table:table-cell>
          <table:table-cell table:style-name="ce43"/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onst int8_t PIN_11_LBL_SCK = 5; // Physical pin 11. Input and output.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Righ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MO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2_LBL_MO = 18; // Physical pin 12. Input and output.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office:value-type="string" calcext:value-type="string">
            <text:p>Left side: enable 3.3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MI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3_LBL_MI = 19; // Physical pin 13. Input and output.</text:p>
          </table:table-cell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Lef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RX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4_LBL_RX = 16; // Physical pin 14. Input and output.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ef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TX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5_LBL_TX = 17; // Physical pin 15. Input and output.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Reset Button LE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53" office:value-type="string" calcext:value-type="string">
            <text:p>const int8_t PIN_16_LBL_21 = 21; // Physical pin 16. Input and output.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SDA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7" office:value-type="string" calcext:value-type="string">
            <text:p>const int8_t PIN_17_LBL_SDA = 23; // Physical pin 17. Input and output.</text:p>
          </table:table-cell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SCL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8_LBL_SCL = 22; // Physical pin 18. Input and output.</text:p>
          </table:table-cell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I2C bus 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19" calcext:value-type="float">
            <text:p>19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8" office:value-type="string" calcext:value-type="string">
            <text:p>2/6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onst int8_t PIN_19_LBL_14 = 14; // Physical pin 19. Input and output.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0" calcext:value-type="float">
            <text:p>20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1/7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0_LBL_32 = 32; // Physical pin 20. Input and output.</text:p>
          </table:table-cell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I2C bus 2</text:p>
          </table:table-cell>
          <table:table-cell table:style-name="ce12" office:value-type="string" calcext:value-type="string">
            <text:p>SD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1" calcext:value-type="float">
            <text:p>21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8" office:value-type="string" calcext:value-type="string">
            <text:p>2/8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onst int8_t PIN_21_LBL_15 = 15; // Physical pin 21. Input and output.</text:p>
          </table:table-cell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SCL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2" calcext:value-type="float">
            <text:p>22</text:p>
          </table:table-cell>
          <table:table-cell table:number-columns-repeated="2" table:style-name="ce43" office:value-type="float" office:value="33" calcext:value-type="float">
            <text:p>33</text:p>
          </table:table-cell>
          <table:table-cell table:style-name="ce49" office:value-type="string" calcext:value-type="string">
            <text:p>1/9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2_LBL_33 = 33; // Physical pin 22. Input and output.</text:p>
          </table:table-cell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office:value-type="string" calcext:value-type="string">
            <text:p>OLED board buttons</text:p>
          </table:table-cell>
          <table:table-cell office:value-type="string" calcext:value-type="string">
            <text:p>Button 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2" table:style-name="ce43" office:value-type="float" office:value="27" calcext:value-type="float">
            <text:p>27</text:p>
          </table:table-cell>
          <table:table-cell table:style-name="ce48" office:value-type="string" calcext:value-type="string">
            <text:p>2/1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3_LBL_27 = 27; // Physical pin 23. Input and output.</text:p>
          </table:table-cell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Button 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/>
          <table:table-cell table:style-name="ce70" office:value-type="float" office:value="24" calcext:value-type="float">
            <text:p>24</text:p>
          </table:table-cell>
          <table:table-cell table:style-name="ce45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48" office:value-type="string" calcext:value-type="string">
            <text:p>2/11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const int8_t PIN_24_LBL_12 = 12; // Physical pin 24. Input and output.</text:p>
          </table:table-cell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Button 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/>
          <table:table-cell table:style-name="ce70" office:value-type="float" office:value="25" calcext:value-type="float">
            <text:p>25</text:p>
          </table:table-cell>
          <table:table-cell table:style-name="ce45"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table:style-name="ce48" office:value-type="string" calcext:value-type="string">
            <text:p>2/12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const int8_t PIN_25_LBL_13 = 13; // Physical pin 25. Input and output.</text:p>
          </table:table-cell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Master Power switch</text:p>
          </table:table-cell>
          <table:table-cell office:value-type="string" calcext:value-type="string">
            <text:p>LED contr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38"/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// Physical pin 26 is labelled USB</text:p>
          </table:table-cell>
        </table:table-row>
        <table:table-row table:style-name="ro1">
          <table:table-cell table:number-columns-repeated="7"/>
          <table:table-cell table:style-name="ce38"/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// Physical pin 27 is labelled EN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Pin numbering is (physical pin number) / (GPIO number)</text:p>
          </table:table-cell>
          <table:table-cell table:number-columns-repeated="4"/>
          <table:table-cell table:style-name="ce38"/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// Physical pin 28 is labelled BAT</text:p>
          </table:table-cell>
        </table:table-row>
        <table:table-row table:style-name="ro1">
          <table:table-cell table:number-columns-repeated="7"/>
          <table:table-cell table:style-name="ce38"/>
          <table:table-cell table:number-columns-repeated="7"/>
        </table:table-row>
        <table:table-row table:style-name="ro2">
          <table:table-cell/>
          <table:table-cell table:style-name="ce20"/>
          <table:table-cell table:style-name="ce14" office:value-type="string" calcext:value-type="string">
            <text:p>powers up with weak pullUP enabled ( 11/5, 19/14, 21/15)</text:p>
          </table:table-cell>
          <table:table-cell table:style-name="ce14" table:number-columns-repeated="4"/>
          <table:table-cell table:style-name="ce5"/>
          <table:table-cell table:style-name="ce37" table:formula="of:=SUM([.I8:.I28])" office:value-type="float" office:value="19" calcext:value-type="float">
            <text:p>19</text:p>
          </table:table-cell>
          <table:table-cell table:style-name="ce46" office:value-type="string" calcext:value-type="string">
            <text:p><text:s/>used gpio pins</text:p>
          </table:table-cell>
          <table:table-cell table:number-columns-repeated="4"/>
          <table:table-cell office:value-type="string" calcext:value-type="string">
            <text:p>Status after Reset</text:p>
          </table:table-cell>
        </table:table-row>
        <table:table-row table:style-name="ro2">
          <table:table-cell/>
          <table:table-cell table:style-name="ce21"/>
          <table:table-cell table:style-name="ce14" office:value-type="string" calcext:value-type="string">
            <text:p>powers up with weak pullDOWN enabled ( 10/4, 24/12, 25/13)</text:p>
          </table:table-cell>
          <table:table-cell table:style-name="ce14" table:number-columns-repeated="4"/>
          <table:table-cell table:style-name="ce5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table:style-name="ce54" office:value-type="string" calcext:value-type="string">
            <text:p>input disabled</text:p>
          </table:table-cell>
        </table:table-row>
        <table:table-row table:style-name="ro2">
          <table:table-cell/>
          <table:table-cell table:style-name="ce22"/>
          <table:table-cell table:style-name="ce27" office:value-type="string" calcext:value-type="string" table:number-columns-spanned="5" table:number-rows-spanned="1">
            <text:p>input only pins ( P7/G34, P8/G39, P9/G36)</text:p>
          </table:table-cell>
          <table:covered-table-cell table:number-columns-repeated="4" table:style-name="ce27"/>
          <table:table-cell table:style-name="ce5"/>
          <table:table-cell/>
          <table:table-cell table:style-name="ce40" table:number-columns-repeated="4"/>
          <table:table-cell table:style-name="ce50" office:value-type="float" office:value="1" calcext:value-type="float">
            <text:p>1</text:p>
          </table:table-cell>
          <table:table-cell table:style-name="ce55" office:value-type="string" calcext:value-type="string">
            <text:p>input enabled</text:p>
          </table:table-cell>
        </table:table-row>
        <table:table-row table:style-name="ro3">
          <table:table-cell/>
          <table:table-cell table:style-name="ce23"/>
          <table:table-cell table:style-name="ce27" office:value-type="string" calcext:value-type="string" table:number-columns-spanned="9" table:number-rows-spanned="1">
            <text:p>can be touch capacitive sensor ( P10, P19, P20, P21, P22, P23, P24, P25)</text:p>
          </table:table-cell>
          <table:covered-table-cell table:number-columns-repeated="4" table:style-name="ce27"/>
          <table:covered-table-cell table:number-columns-repeated="2" table:style-name="ce57"/>
          <table:covered-table-cell table:style-name="ce73"/>
          <table:covered-table-cell table:style-name="ce40"/>
          <table:table-cell table:style-name="ce40" table:number-columns-repeated="2"/>
          <table:table-cell table:style-name="ce82" office:value-type="float" office:value="2" calcext:value-type="float">
            <text:p>2</text:p>
          </table:table-cell>
          <table:table-cell table:style-name="ce55" office:value-type="string" calcext:value-type="string">
            <text:p>input enabled, pull down resistor</text:p>
          </table:table-cell>
        </table:table-row>
        <table:table-row table:style-name="ro2">
          <table:table-cell table:number-columns-repeated="7"/>
          <table:table-cell table:style-name="ce14"/>
          <table:table-cell table:style-name="ce40"/>
          <table:table-cell table:style-name="ce41" table:number-columns-repeated="4"/>
          <table:table-cell table:style-name="ce83" office:value-type="float" office:value="3" calcext:value-type="float">
            <text:p>3</text:p>
          </table:table-cell>
          <table:table-cell table:style-name="ce55" office:value-type="string" calcext:value-type="string">
            <text:p>input enabled, pull-up resis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TE: We avoid using <text:span text:style-name="T2">A/D controller 2</text:span> due to complications with WiFi coexistence</text:p>
          </table:table-cell>
          <table:table-cell table:number-columns-repeated="4"/>
          <table:table-cell table:style-name="ce14"/>
          <table:table-cell table:style-name="ce40"/>
          <table:table-cell table:style-name="ce41" table:number-columns-repeated="5"/>
          <table:table-cell table:style-name="ce14"/>
        </table:table-row>
        <table:table-row table:style-name="ro2">
          <table:table-cell table:number-columns-repeated="2"/>
          <table:table-cell office:value-type="string" calcext:value-type="string">
            <text:p>Physical pin <text:span text:style-name="T2">24</text:span>, GPIO 12 seems to interfere with software download if used</text:p>
          </table:table-cell>
          <table:table-cell table:number-columns-repeated="4"/>
          <table:table-cell table:style-name="ce27"/>
          <table:table-cell table:style-name="ce41"/>
          <table:table-cell table:number-columns-repeated="4"/>
          <table:table-cell table:style-name="ce41"/>
          <table:table-cell table:style-name="ce56"/>
        </table:table-row>
        <table:table-row table:style-name="ro2">
          <table:table-cell table:number-columns-repeated="2"/>
          <table:table-cell office:value-type="string" calcext:value-type="string">
            <text:p>Physical pin <text:span text:style-name="T2">25</text:span>, GPIO 13 may be same GPIO as CPU’s onboard LED</text:p>
          </table:table-cell>
          <table:table-cell table:number-columns-repeated="4"/>
          <table:table-cell table:style-name="ce27"/>
          <table:table-cell table:style-name="ce4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C1: 7/34, 8/39, 9/36, 20/32, 22/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9" office:value-type="string" calcext:value-type="string">
            <text:p>ADC2: 5/26, 6/25, 10/4, 19/14, 21/15, 23/27, 24/12, 25/13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22:13:23.8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3:45:56.188000000</meta:creation-date>
    <dc:date>2022-05-29T22:28:37.249000000</dc:date>
    <meta:editing-duration>PT51M21S</meta:editing-duration>
    <meta:editing-cycles>5</meta:editing-cycles>
    <meta:generator>LibreOffice/7.2.7.2$Windows_X86_64 LibreOffice_project/8d71d29d553c0f7dcbfa38fbfda25ee34cce99a2</meta:generator>
    <meta:document-statistic meta:table-count="1" meta:cell-count="346" meta:object-count="0"/>
  </office:meta>
</office:document-meta>
</file>